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a06b" officeooo:paragraph-rsid="000ea06b"/>
    </style:style>
    <style:style style:name="P2" style:family="paragraph" style:parent-style-name="Standard">
      <style:text-properties officeooo:rsid="000ea06b" officeooo:paragraph-rsid="000ea06b"/>
    </style:style>
    <style:style style:name="P3" style:family="paragraph" style:parent-style-name="Standard">
      <style:text-properties officeooo:rsid="001048bf" officeooo:paragraph-rsid="001048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o de componente </text:p>
      <text:p text:style-name="P1">Actuador rotativo de cc con tres terminales </text:p>
      <text:p text:style-name="P1">simbologia </text:p>
      <text:p text:style-name="P1">circulo con una s que salen tres terniales rojo blanco negro o marron rojo naranja </text:p>
      <text:p text:style-name="P1">conexionado rojo vcc, blanco pwm, negro gnd</text:p>
      <text:p text:style-name="P1"/>
      <text:p text:style-name="P1">Componentes de codigo </text:p>
      <text:p text:style-name="P1">#include&lt;Servo.h&gt; //</text:p>
      <text:p text:style-name="P1"><text:s/>Servo miservo; // </text:p>
      <text:p text:style-name="P1">int pinservo =3 ;</text:p>
      <text:p text:style-name="P1">miservo.attach(3);</text:p>
      <text:p text:style-name="P1">miservo.write(32);</text:p>
      <text:p text:style-name="P1"/>
      <text:p text:style-name="P3">Teclado </text:p>
      <text:p text:style-name="P3">int valorteclado;</text:p>
      <text:p text:style-name="P3">valorteclado =0;</text:p>
      <text:p text:style-name="P3">if (Serial.available()&gt;0)</text:p>
      <text:p text:style-name="P3">{</text:p>
      <text:p text:style-name="P3"><text:tab/>valorteclado=Serial.parseInt();</text:p>
      <text:p text:style-name="P3"><text:tab/>if (valorteclado&lt; o and valorteclado &lt;=180)</text:p>
      <text:p text:style-name="P3"><text:tab/>{<text:tab/></text:p>
      <text:p text:style-name="P3"><text:tab/><text:tab/>miservo.write (valorteclado);</text:p>
      <text:p text:style-name="P3"><text:tab/>}</text:p>
      <text:p text:style-name="P3">delay(500);</text:p>
      <text:p text:style-name="P3">}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4:06:38.906000000</meta:creation-date>
    <dc:date>2023-10-09T14:33:48.010000000</dc:date>
    <meta:editing-duration>PT26M53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3" meta:word-count="68" meta:character-count="505" meta:non-whitespace-character-count="445"/>
  </office:meta>
</office:document-meta>
</file>